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atin Modern Roman"/>
    </style:style>
    <style:style style:name="P2" style:family="paragraph" style:parent-style-name="Standard" style:master-page-name="">
      <style:paragraph-properties fo:margin-top="0cm" fo:margin-bottom="0.3cm" loext:contextual-spacing="false" style:page-number="auto"/>
      <style:text-properties style:font-name="Latin Modern Roman" officeooo:rsid="002212c5" officeooo:paragraph-rsid="002212c5"/>
    </style:style>
    <style:style style:name="P3" style:family="paragraph" style:parent-style-name="Standard">
      <style:paragraph-properties fo:margin-top="0.3cm" fo:margin-bottom="0cm" loext:contextual-spacing="false">
        <style:tab-stops>
          <style:tab-stop style:position="7.325cm"/>
        </style:tab-stops>
      </style:paragraph-properties>
      <style:text-properties style:font-name="Latin Modern Roman" officeooo:rsid="0023b5e6" officeooo:paragraph-rsid="0023b5e6" style:font-name-complex="Latin Modern Roman"/>
    </style:style>
    <style:style style:name="P4" style:family="paragraph" style:parent-style-name="Standard">
      <style:paragraph-properties fo:margin-top="0.3cm" fo:margin-bottom="0cm" loext:contextual-spacing="false"/>
      <style:text-properties style:font-name="Latin Modern Roman" officeooo:rsid="0022ef6b" officeooo:paragraph-rsid="0022ef6b" style:font-name-complex="Latin Modern Roman"/>
    </style:style>
    <style:style style:name="P5" style:family="paragraph" style:parent-style-name="Standard">
      <style:paragraph-properties fo:margin-top="0.3cm" fo:margin-bottom="0cm" loext:contextual-spacing="false">
        <style:tab-stops>
          <style:tab-stop style:position="7.325cm"/>
        </style:tab-stops>
      </style:paragraph-properties>
      <style:text-properties style:font-name="Latin Modern Roman" fo:language="en" fo:country="US" officeooo:rsid="0026b88f" officeooo:paragraph-rsid="0028922c" style:font-name-complex="Latin Modern Roman" loext:shadow="none"/>
    </style:style>
    <style:style style:name="P6" style:family="paragraph" style:parent-style-name="Standard">
      <style:paragraph-properties>
        <style:tab-stops>
          <style:tab-stop style:position="7.325cm"/>
        </style:tab-stops>
      </style:paragraph-properties>
      <style:text-properties style:font-name="Lato Light1" fo:font-size="10pt" officeooo:rsid="0023b5e6" officeooo:paragraph-rsid="0023b5e6" style:font-size-asian="10pt" style:font-name-complex="Latin Modern Roman" style:font-size-complex="10pt"/>
    </style:style>
    <style:style style:name="P7" style:family="paragraph" style:parent-style-name="Standard">
      <style:text-properties style:font-name="Latin Modern Roman" officeooo:rsid="0022ef6b" officeooo:paragraph-rsid="003d37ae" style:font-name-complex="Latin Modern Roman"/>
    </style:style>
    <style:style style:name="P8" style:family="paragraph" style:parent-style-name="Quotations">
      <style:paragraph-properties fo:margin-top="0cm" fo:margin-bottom="0cm" loext:contextual-spacing="false">
        <style:tab-stops>
          <style:tab-stop style:position="7.11cm"/>
          <style:tab-stop style:position="11.509cm"/>
        </style:tab-stops>
      </style:paragraph-properties>
      <style:text-properties style:font-name="Samanata" fo:font-size="12pt" officeooo:paragraph-rsid="0037fa32" style:font-size-asian="12pt" style:font-name-complex="Samanata" style:font-size-complex="12pt"/>
    </style:style>
    <style:style style:name="P9" style:family="paragraph" style:parent-style-name="Quotations">
      <style:paragraph-properties fo:margin-top="0cm" fo:margin-bottom="0cm" loext:contextual-spacing="false">
        <style:tab-stops>
          <style:tab-stop style:position="7.11cm"/>
          <style:tab-stop style:position="11.509cm"/>
        </style:tab-stops>
      </style:paragraph-properties>
      <style:text-properties style:font-name="Samanata" fo:font-size="12pt" officeooo:paragraph-rsid="003d37ae" style:font-size-asian="12pt" style:font-name-complex="Samanata" style:font-size-complex="12pt"/>
    </style:style>
    <style:style style:name="P10" style:family="paragraph" style:parent-style-name="Quotations">
      <style:text-properties style:font-name="Samanata" officeooo:paragraph-rsid="003ee18e" style:font-name-complex="Samanata"/>
    </style:style>
    <style:style style:name="P11"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22ef6b" style:font-name-complex="Latin Modern Roman"/>
    </style:style>
    <style:style style:name="P12"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3ddb3f" style:font-name-complex="Latin Modern Roman"/>
    </style:style>
    <style:style style:name="P13" style:family="paragraph" style:parent-style-name="Standard" style:list-style-name="L2" style:master-page-name="">
      <loext:graphic-properties draw:fill="none"/>
      <style:paragraph-properties style:page-number="auto" fo:background-color="transparent">
        <style:tab-stops>
          <style:tab-stop style:position="7.325cm"/>
        </style:tab-stops>
      </style:paragraph-properties>
      <style:text-properties style:font-name="Latin Modern Roman" fo:language="en" fo:country="US" officeooo:rsid="0026b88f" officeooo:paragraph-rsid="003ddb3f" style:font-name-complex="Latin Modern Roman" loext:shadow="none"/>
    </style:style>
    <style:style style:name="P14" style:family="paragraph" style:parent-style-name="Standard" style:list-style-name="L2">
      <loext:graphic-properties draw:fill="none"/>
      <style:paragraph-properties fo:margin-top="0.3cm" fo:margin-bottom="0cm" loext:contextual-spacing="false" fo:background-color="transparent">
        <style:tab-stops>
          <style:tab-stop style:position="7.325cm"/>
        </style:tab-stops>
      </style:paragraph-properties>
      <style:text-properties style:font-name="Latin Modern Roman" fo:language="en" fo:country="US" officeooo:rsid="0026b88f" officeooo:paragraph-rsid="00365d65" style:font-name-complex="Latin Modern Roman" loext:shadow="none"/>
    </style:style>
    <style:style style:name="T1" style:family="text">
      <style:text-properties fo:color="#ce181e"/>
    </style:style>
    <style:style style:name="T2" style:family="text">
      <style:text-properties fo:color="#ce181e" style:font-name="Samanata" style:font-name-complex="Samanata"/>
    </style:style>
    <style:style style:name="T3" style:family="text">
      <style:text-properties fo:color="#ce181e" style:font-name="Samanata" officeooo:rsid="0037fa32" style:font-name-complex="Samanata"/>
    </style:style>
    <style:style style:name="T4" style:family="text">
      <style:text-properties fo:color="#ce181e" fo:font-style="italic" style:font-style-asian="italic" style:font-style-complex="italic"/>
    </style:style>
    <style:style style:name="T5" style:family="text">
      <style:text-properties fo:color="#ce181e" fo:font-size="12pt" fo:font-style="italic" style:font-size-asian="12pt" style:font-style-asian="italic" style:font-size-complex="12pt" style:font-style-complex="italic"/>
    </style:style>
    <style:style style:name="T6" style:family="text">
      <style:text-properties fo:color="#ce181e" fo:font-weight="normal" officeooo:rsid="003c1217" style:font-weight-asian="normal" style:font-weight-complex="normal"/>
    </style:style>
    <style:style style:name="T7" style:family="text">
      <style:text-properties fo:color="#ce181e" officeooo:rsid="003ddb3f"/>
    </style:style>
    <style:style style:name="T8" style:family="text">
      <style:text-properties fo:color="#ce181e" officeooo:rsid="0022ef6b"/>
    </style:style>
    <style:style style:name="T9" style:family="text">
      <style:text-properties style:font-name="Latin Modern Roman" officeooo:rsid="002585b3" style:font-name-complex="Latin Modern Roman"/>
    </style:style>
    <style:style style:name="T10" style:family="text">
      <style:text-properties officeooo:rsid="002585b3"/>
    </style:style>
    <style:style style:name="T11" style:family="text">
      <style:text-properties style:use-window-font-color="true" style:font-name="Latin Modern Roman" officeooo:rsid="002585b3" style:font-name-complex="Latin Modern Roman"/>
    </style:style>
    <style:style style:name="T12" style:family="text">
      <style:text-properties style:use-window-font-color="true" style:font-name="Samanata" officeooo:rsid="002585b3" style:font-name-complex="Samanata"/>
    </style:style>
    <style:style style:name="T13" style:family="text">
      <style:text-properties style:use-window-font-color="true" fo:font-style="italic" style:font-style-asian="italic" style:font-style-complex="italic"/>
    </style:style>
    <style:style style:name="T14" style:family="text">
      <style:text-properties style:use-window-font-color="true" officeooo:rsid="003c1217"/>
    </style:style>
    <style:style style:name="T15" style:family="text">
      <style:text-properties style:use-window-font-color="true" fo:font-weight="normal" officeooo:rsid="003c1217" style:font-weight-asian="normal" style:font-weight-complex="normal"/>
    </style:style>
    <style:style style:name="T16" style:family="text">
      <style:text-properties style:use-window-font-color="true" fo:font-weight="normal" officeooo:rsid="003ddb3f" style:font-weight-asian="normal" style:font-weight-complex="normal"/>
    </style:style>
    <style:style style:name="T17" style:family="text">
      <style:text-properties style:use-window-font-color="true" officeooo:rsid="003d37ae"/>
    </style:style>
    <style:style style:name="T18" style:family="text">
      <style:text-properties fo:font-style="italic" style:font-style-asian="italic" style:font-style-complex="italic"/>
    </style:style>
    <style:style style:name="T19" style:family="text">
      <style:text-properties fo:font-size="8pt" fo:font-style="normal" style:font-size-asian="8pt" style:font-style-asian="normal" style:font-size-complex="8pt" style:font-style-complex="normal"/>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size="9pt" fo:font-style="normal" style:font-size-asian="9pt" style:font-style-asian="normal" style:font-size-complex="9pt" style:font-style-complex="normal"/>
    </style:style>
    <style:style style:name="T22" style:family="text">
      <style:text-properties officeooo:rsid="002fcbf2"/>
    </style:style>
    <style:style style:name="T23" style:family="text">
      <style:text-properties officeooo:rsid="002585b3" style:font-name-complex="Samanata"/>
    </style:style>
    <style:style style:name="T24" style:family="text">
      <style:text-properties officeooo:rsid="0037fa32" style:font-name-complex="Samanata"/>
    </style:style>
    <style:style style:name="T25" style:family="text">
      <style:text-properties style:font-name="Samanata" officeooo:rsid="0037fa32" style:font-name-complex="Samanata"/>
    </style:style>
    <style:style style:name="T26" style:family="text">
      <style:text-properties style:font-name="Samanata" officeooo:rsid="003d37ae" style:font-name-complex="Samanata"/>
    </style:style>
    <style:style style:name="T27" style:family="text">
      <style:text-properties officeooo:rsid="00365d65"/>
    </style:style>
    <style:style style:name="T28" style:family="text">
      <style:text-properties officeooo:rsid="0037fa32" style:font-name-complex="Latin Modern Roman"/>
    </style:style>
    <style:style style:name="T29" style:family="text">
      <style:text-properties officeooo:rsid="00386b2a"/>
    </style:style>
    <style:style style:name="T30" style:family="text">
      <style:text-properties officeooo:rsid="003c1217"/>
    </style:style>
    <style:style style:name="T31" style:family="text">
      <style:text-properties officeooo:rsid="003d37ae"/>
    </style:style>
    <style:style style:name="T32" style:family="text">
      <style:text-properties officeooo:rsid="003ddb3f"/>
    </style:style>
    <style:style style:name="T33" style:family="text">
      <style:text-properties officeooo:rsid="004072c7"/>
    </style:style>
    <style:style style:name="T34" style:family="text">
      <style:text-properties officeooo:rsid="00426a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 <text:span text:style-name="T33">7</text:span> – Sutka <text:span text:style-name="T34">1:159</text:span></text:p>
      <text:p text:style-name="P8">पर दयावा यज्ञैः पर्थिवी रताव्र्धा मही सतुषे विदथेषु परचेतसा |</text:p>
      <text:p text:style-name="P9">देवेभिर्ये देवपुत्रे सुदंससेत्था धिया वार्याणि परभूषतः || १ ||</text:p>
      <text:p text:style-name="P8">उत मन्ये पितुरद्रुहो मनो मातुर्महि सवतवस्तद धवीमभिः |</text:p>
      <text:p text:style-name="P9">सुरेतसा पितरा भूम चक्रतुरुरु परजाया अम्र्तंवरीमभिः || २ ||</text:p>
      <text:p text:style-name="P8">ते सूनवः सवपसः सुदंससो मही जज्ञुर्मातरा पूर्वचित्तये |</text:p>
      <text:p text:style-name="P9">सथातुश्च <text:span text:style-name="T1">सत्यं</text:span> जगतश्च धर्मणि पुत्रस्य पाथः पदमद्वयाविनः || ३ ||</text:p>
      <text:p text:style-name="P8">ते मायिनो ममिरे सुप्रचेतसो जामी सयोनी मिथुना समोकसा |</text:p>
      <text:p text:style-name="P9">नव्यं-नव्यं तन्तुमा तन्वते दिवि समुद्रे अन्तः कवयः सुदीतयः || ४ ||</text:p>
      <text:p text:style-name="P8">तद राधो अद्य सवितुर्वरेण्यं वयं देवस्य परसवे मनामहे |</text:p>
      <text:p text:style-name="P9">अस्मभ्यं दयावाप्र्थिवी सुचेतुना रयिं धत्तं वसुमन्तं शतग्विनम || ५ ||</text:p>
      <text:p text:style-name="P2">Padapatha for sloka <text:span text:style-name="T32">3</text:span>:</text:p>
      <text:p text:style-name="P10">ते | सूनवः | सु-अपसः | सु-दंससः | मही इति | जज्ञुः | मातरा | पूर्व-चित्तये | स्थातुः | च | <text:span text:style-name="T8">सत्यम्</text:span> | जगतः | च | धर्मणि | पुत्रस्य | पाथः | पदम् | अद्वयाविनः</text:p>
      <text:p text:style-name="P7">Interpretation: <text:span text:style-name="T2">सत्यम् </text:span>is <text:span text:style-name="T27">here made an attribute of the words</text:span><text:span text:style-name="T11"> </text:span><text:span text:style-name="T12">स्थातुः</text:span><text:span text:style-name="T9"> (“</text:span><text:span text:style-name="T31">immobile things</text:span><text:span text:style-name="T9">”) </text:span><text:span text:style-name="T31">and </text:span><text:span text:style-name="T26">जगतः</text:span><text:span text:style-name="T31"> (“mobile things”)</text:span><text:span text:style-name="T23"> </text:span><text:span text:style-name="T24">through the phrase “</text:span><text:span text:style-name="T25">स्थातुः च </text:span><text:span text:style-name="T3">सत्यम्</text:span><text:span text:style-name="T25"> जगतः च धर्मणि</text:span><text:span text:style-name="T28">”</text:span> → “<text:span text:style-name="T30">[Heaven and Earth</text:span><text:span text:style-name="T14">] </text:span><text:span text:style-name="T17">keep [everything that] stands</text:span><text:span text:style-name="T14"> </text:span><text:span text:style-name="T17">and [everything that] moves</text:span><text:span text:style-name="T14"> </text:span><text:span text:style-name="T6">satya</text:span>”</text:p>
      <text:p text:style-name="P4">Compatibility with the ideas of :</text:p>
      <text:list xml:id="list1068330877" text:style-name="L1">
        <text:list-item>
          <text:p text:style-name="P11">Truth / real / <text:span text:style-name="T22">truthfulness</text:span> : <text:tab/><text:span text:style-name="T10">No</text:span></text:p>
        </text:list-item>
        <text:list-item>
          <text:p text:style-name="P11">Trust / Trustworthiness : <text:tab/><text:span text:style-name="T10">No</text:span></text:p>
        </text:list-item>
        <text:list-item>
          <text:p text:style-name="P12">Weight / importance / Significance : <text:tab/>Yes → “<text:span text:style-name="T30">[Heaven and Earth</text:span><text:span text:style-name="T14">] </text:span><text:span text:style-name="T17">keep [everything that] stands</text:span><text:span text:style-name="T14"> </text:span><text:span text:style-name="T17">and [everything that] moves</text:span><text:span text:style-name="T14"> </text:span><text:span text:style-name="T7">significant</text:span><text:span text:style-name="T6"> </text:span><text:span text:style-name="T15">[i.e. </text:span><text:span text:style-name="T16">not liable to be destroyed</text:span><text:span text:style-name="T15">]</text:span>”</text:p>
        </text:list-item>
      </text:list>
      <text:p text:style-name="P5">Translations:</text:p>
      <text:list xml:id="list3293174538" text:style-name="L2">
        <text:list-item>
          <text:p text:style-name="P13"><text:span text:style-name="T20">These Sons of yours well skilled in work, of wondrous power, brought forth to life the two great Mothers first of all. To keep the </text:span><text:span text:style-name="T5">truth</text:span><text:span text:style-name="T20"> of all that stands and all that moves, ye guard the station of your Son who knows no guile.</text:span><text:span text:style-name="T21"> Ralph T. H. Griffith, [1896]</text:span></text:p>
        </text:list-item>
        <text:list-item>
          <text:p text:style-name="P14"><text:span text:style-name="T13">These their sons, good artisans with wondrous powers, begot the two great ones, two mothers, to be first in their thought. You two protect what is </text:span><text:span text:style-name="T4">real </text:span><text:span text:style-name="T13">in upholding the standing and the moving; you protect the footprint of your son who is unduplicitous [=Agni?].</text:span><text:span text:style-name="T18"> </text:span><text:span text:style-name="T19">S. W. Jamison / J. P. Brereton [2014]</text:span></text:p>
        </text:list-item>
      </text:list>
      <text:p text:style-name="P3">Cheat-sheet:</text:p>
      <text:p text:style-name="P6">1. I shall start up the praise, along with sacrifices, to Heaven and to Earth, the two great ones growing strong through truth, the discerning ones, at the rites of distribution, those of wondrous power, whose sons are gods, who together with the gods tender things of value (to the mortal) who has an insight right to the point.</text:p>
      <text:p text:style-name="P6">2. And I turn my mind to the great and self-powerful mind of the undeceivable father and of the mother, with my invocations. The two fathers possessing good semen have made the land wide for offspring and immortal in its expanses.</text:p>
      <text:p text:style-name="P6"><text:soft-page-break/>3. These their sons, good artisans with wondrous powers, begot the two great ones, two mothers, to be first in their thought. You two protect what is real in upholding the standing and the moving; you protect the footprint of your son who is unduplicitous [=Agni?].</text:p>
      <text:p text:style-name="P6">4. Masters of magical power, having good forethought, they measured [=created] the kindred pair who share the same womb, the married couple who share the same dwelling place. They stretch an ever newer thread to heaven and within the sea—the very brilliant poets.</text:p>
      <text:p text:style-name="P6">5. The desirable largesse of Savitar shall we think upon today at the impulse of the god. For us, o Heaven and Earth, through your kind attention establish wealth consisting of goods and a hundred c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cm" fo:margin-bottom="0.499cm" loext:contextual-spacing="false" fo:text-align="center" style:justify-single-word="false"/>
      <style:text-properties style:font-name="Lato Light" fo:font-family="'Lato Light'" style:font-style-name="Bold" style:font-pitch="variable" fo:font-size="1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0:27:27.068349999</meta:creation-date>
    <meta:generator>LibreOffice/6.0.6.2$Linux_X86_64 LibreOffice_project/00m0$Build-2</meta:generator>
    <dc:date>2018-12-10T11:42:33.998818239</dc:date>
    <meta:editing-duration>PT1H2M3S</meta:editing-duration>
    <meta:editing-cycles>19</meta:editing-cycles>
    <meta:document-statistic meta:table-count="0" meta:image-count="0" meta:object-count="0" meta:page-count="2" meta:paragraph-count="27" meta:word-count="556" meta:character-count="2887" meta:non-whitespace-character-count="2360"/>
  </office:meta>
</office:document-meta>
</file>